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62E2000046A9000046A99C5ABA6869506487.svg" manifest:media-type="image/svg+xml"/>
  <manifest:file-entry manifest:full-path="Pictures/10000201000002C3000002C37C00A5B7DB29DB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b4c7dc" draw:fill="none" draw:textarea-horizontal-align="justify" draw:textarea-vertical-align="middle" draw:auto-grow-height="false" fo:min-height="13.55cm" fo:min-width="0.9cm"/>
      <style:paragraph-properties style:writing-mode="lr-tb"/>
    </style:style>
    <style:style style:name="gr2" style:family="graphic" style:parent-style-name="standard">
      <style:graphic-properties draw:stroke="none" svg:stroke-color="#b4c7dc" draw:fill="none" draw:textarea-horizontal-align="justify" draw:textarea-vertical-align="middle" draw:auto-grow-height="false" fo:min-height="1.15cm" fo:min-width="0.9cm"/>
      <style:paragraph-properties style:writing-mode="lr-tb"/>
    </style:style>
    <style:style style:name="gr3" style:family="graphic" style:parent-style-name="standard">
      <style:graphic-properties draw:stroke="none" svg:stroke-color="#b4c7dc" draw:fill="none" draw:textarea-horizontal-align="justify" draw:textarea-vertical-align="middle" draw:auto-grow-height="false" fo:min-height="1.15cm" fo:min-width="0.2cm"/>
      <style:paragraph-properties style:writing-mode="lr-tb"/>
    </style:style>
    <style:style style:name="gr4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13.55cm" fo:min-width="0.9cm"/>
      <style:paragraph-properties style:writing-mode="lr-tb"/>
    </style:style>
    <style:style style:name="gr5" style:family="graphic" style:parent-style-name="standard">
      <style:graphic-properties draw:stroke="none" svg:stroke-color="#b4c7dc" draw:fill="none" draw:textarea-horizontal-align="justify" draw:textarea-vertical-align="middle" draw:auto-grow-height="false" fo:min-height="0.45cm" fo:min-width="0.9cm"/>
      <style:paragraph-properties style:writing-mode="lr-tb"/>
    </style:style>
    <style:style style:name="gr6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gr7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gr8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2.75cm" fo:min-width="0.9cm"/>
      <style:paragraph-properties style:writing-mode="lr-tb"/>
    </style:style>
    <style:style style:name="gr11" style:family="graphic" style:parent-style-name="standard">
      <style:graphic-properties draw:stroke="none" svg:stroke-color="#b4c7dc" draw:fill="none" draw:textarea-horizontal-align="justify" draw:textarea-vertical-align="middle" draw:auto-grow-height="false" fo:min-height="2.75cm" fo:min-width="0.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13.55cm" fo:min-width="0.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2.75cm" fo:min-width="0.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b4c7dc" draw:fill="none" draw:textarea-horizontal-align="justify" draw:textarea-vertical-align="middle" draw:auto-grow-height="false" fo:min-height="0.85cm" fo:min-width="0.9cm"/>
      <style:paragraph-properties style:writing-mode="lr-tb"/>
    </style:style>
    <style:style style:name="P1" style:family="paragraph">
      <style:paragraph-properties fo:line-height="115%" fo:text-align="center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</style:style>
    <style:style style:name="P3" style:family="paragraph">
      <loext:graphic-properties draw:fill="none"/>
      <style:paragraph-properties fo:line-height="115%" fo:text-align="center" style:writing-mode="lr-tb">
        <style:tab-stops/>
      </style:paragraph-properties>
    </style:style>
    <style:style style:name="P4" style:family="paragraph">
      <style:paragraph-properties fo:text-align="center"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6" style:family="paragraph">
      <style:paragraph-properties fo:line-height="115%" fo:text-align="center" style:writing-mode="lr-tb"/>
    </style:style>
    <style:style style:name="P7" style:family="paragraph">
      <loext:graphic-properties draw:fill="none"/>
      <style:paragraph-properties fo:line-height="115%" fo:text-align="center" style:writing-mode="lr-tb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  <style:text-properties fo:font-size="28pt" style:font-size-asian="28pt" style:font-size-complex="28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.4cm" svg:height="13.8cm" svg:x="0.5cm" svg:y="0.5cm">
          <text:p text:style-name="P1"><text:span text:style-name="T1">GEAR</text:span></text:p>
          <text:p text:style-name="P1"><text:span text:style-name="T2">GEAR</text:span></text:p>
          <text:p text:style-name="P2"><text:span text:style-name="T1">FLAPS</text:span></text:p>
          <text:p text:style-name="P2"><text:span text:style-name="T1">FLAPS</text:span></text:p>
          <text:p text:style-name="P1"><text:span text:style-name="T1">IFF</text:span></text:p>
          <text:p text:style-name="P1"><text:span text:style-name="T1">IFF</text:span></text:p>
          <text:p text:style-name="P1"><text:span text:style-name="T1">A-A</text:span></text:p>
          <text:p text:style-name="P1"><text:span text:style-name="T1">A – A</text:span></text:p>
          <text:p text:style-name="P1"><text:span text:style-name="T1">A-G</text:span></text:p>
          <text:p text:style-name="P1"><text:span text:style-name="T2">A </text:span><text:span text:style-name="T1">– G</text:span></text:p>
          <text:p text:style-name="P1"><text:span text:style-name="T1">LASER</text:span></text:p>
          <text:p text:style-name="P1"><text:span text:style-name="T1">LASER</text:span></text:p>
          <text:p text:style-name="P1"><text:span text:style-name="T1">APU</text:span></text:p>
          <text:p text:style-name="P1"><text:span text:style-name="T1">APU</text:span><text:span text:style-name="T1"><text:line-break/></text:span><text:span text:style-name="T1">CAUT</text:span></text:p>
          <text:p text:style-name="P1"><text:span text:style-name="T1">CAUT</text:span></text:p>
          <text:p text:style-name="P1"><text:span text:style-name="T1">AUTO</text:span><text:span text:style-name="T1"><text:line-break/></text:span><text:span text:style-name="T1">PILOT</text:span></text:p>
          <text:p text:style-name="P1"><text:span text:style-name="T1">AUTO</text:span></text:p>
          <text:p text:style-name="P1"><text:span text:style-name="T1">PILOT</text:span></text:p>
          <text:p text:style-name="P1"><text:span text:style-name="T1">LIST</text:span></text:p>
          <text:p text:style-name="P1"><text:span text:style-name="T1">LIST</text:span></text:p>
          <text:p text:style-name="P1"><text:span text:style-name="T1">EMERG</text:span></text:p>
          <text:p text:style-name="P1"><text:span text:style-name="T1">JETT</text:span></text:p>
          <text:p text:style-name="P1"><text:span text:style-name="T1">EMERG</text:span></text:p>
          <text:p text:style-name="P2"><text:span text:style-name="T1">JETT</text:span></text:p>
          <text:p text:style-name="P2"><text:span text:style-name="T1">L BAR</text:span></text:p>
          <text:p text:style-name="P2"><text:span text:style-name="T1">L BA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8.5cm" svg:y="2.1cm">
          <text:p text:style-name="P4"><text:span text:style-name="T3">SVE</text:span></text:p>
          <text:p text:style-name="P4"><text:span text:style-name="T3">IF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8.5cm" svg:y="0.5cm">
          <text:p text:style-name="P4"><text:span text:style-name="T3">CLR</text:span></text:p>
          <text:p text:style-name="P4"><text:span text:style-name="T3">ENT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4cm" svg:height="13.8cm" svg:x="2.1cm" svg:y="0.5cm">
          <text:p text:style-name="P6"><text:span text:style-name="T1">ON OFF</text:span></text:p>
          <text:p text:style-name="P6"><text:span text:style-name="T1">ON OFF</text:span></text:p>
          <text:p text:style-name="P6"><text:span text:style-name="T1">ON OFF</text:span></text:p>
          <text:p text:style-name="P6"><text:span text:style-name="T1">ON/OFF</text:span></text:p>
          <text:p text:style-name="P6"><text:span text:style-name="T1">ON/OFF</text:span></text:p>
          <text:p text:style-name="P6"><text:span text:style-name="T1">ON/OFF</text:span></text:p>
          <text:p text:style-name="P2"><text:span text:style-name="T1">UP UP</text:span></text:p>
          <text:p text:style-name="P2"><text:span text:style-name="T1">UP UP</text:span></text:p>
          <text:p text:style-name="P2"><text:span text:style-name="T1">DOWN</text:span></text:p>
          <text:p text:style-name="P2"><text:span text:style-name="T1">DOWN</text:span></text:p>
          <text:p text:style-name="P2"><text:span text:style-name="T1">DOWN</text:span></text:p>
          <text:p text:style-name="P2"><text:span text:style-name="T1">DOWN</text:span></text:p>
          <text:p text:style-name="P2"><text:span text:style-name="T1">COMM</text:span></text:p>
          <text:p text:style-name="P2"><text:span text:style-name="T1">1</text:span></text:p>
          <text:p text:style-name="P2"><text:span text:style-name="T1">COMM</text:span></text:p>
          <text:p text:style-name="P2"><text:span text:style-name="T1">1</text:span></text:p>
          <text:p text:style-name="P2"><text:span text:style-name="T1">COMM</text:span></text:p>
          <text:p text:style-name="P2"><text:span text:style-name="T1">2</text:span></text:p>
          <text:p text:style-name="P2"><text:span text:style-name="T1">COMM</text:span></text:p>
          <text:p text:style-name="P2"><text:span text:style-name="T1">2</text:span></text:p>
          <text:p text:style-name="P2"><text:span text:style-name="T1">CTR</text:span></text:p>
          <text:p text:style-name="P2"><text:span text:style-name="T1">CTR</text:span></text:p>
          <text:p text:style-name="P2"><text:span text:style-name="T1">LI RI</text:span></text:p>
          <text:p text:style-name="P2"><text:span text:style-name="T1">LI RI</text:span></text:p>
          <text:p text:style-name="P2"><text:span text:style-name="T1">LO RO</text:span></text:p>
          <text:p text:style-name="P2"><text:span text:style-name="T1">LO RO</text:span></text:p>
          <text:p text:style-name="P2"><text:span text:style-name="T1">LIGHT</text:span></text:p>
          <text:p text:style-name="P2"><text:span text:style-name="T1">L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6.9cm" svg:y="3.7cm">
          <text:p text:style-name="P4"><text:span text:style-name="T4">.</text:span></text:p>
          <text:p text:style-name="P4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8.5cm" svg:y="5.3cm">
          <text:p text:style-name="P4"><text:span text:style-name="T3">A/P</text:span></text:p>
          <text:p text:style-name="P4"><text:span text:style-name="T3">IF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5.3cm" svg:y="5.3cm">
          <text:p text:style-name="P4"><text:span text:style-name="T3">WPN</text:span></text:p>
          <text:p text:style-name="P4"><text:span text:style-name="T3">WO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5.3cm" svg:y="3.7cm">
          <text:p text:style-name="P4"><text:span text:style-name="T3">TCN</text:span></text:p>
          <text:p text:style-name="P4"><text:span text:style-name="T3">AW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6.9cm" svg:y="5.3cm">
          <text:p text:style-name="P4"><text:span text:style-name="T3">BCN</text:span></text:p>
          <text:p text:style-name="P4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5.3cm" svg:y="6.9cm">
          <text:p text:style-name="P4"><text:span text:style-name="T3">ON</text:span></text:p>
          <text:p text:style-name="P4"><text:span text:style-name="T3">OF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6.9cm" svg:y="6.9cm">
          <text:p text:style-name="P4"><text:span text:style-name="T3">ILS</text:span></text:p>
          <text:p text:style-name="P4"><text:span text:style-name="T3">D/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8.5cm" svg:y="6.9cm">
          <text:p text:style-name="P4"><text:span text:style-name="T3">EM</text:span></text:p>
          <text:p text:style-name="P4"><text:span text:style-name="T3">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1.4cm" svg:height="13.8cm" svg:x="3.7cm" svg:y="0.5cm">
          <text:p text:style-name="P8"><text:span text:style-name="T1">T-ILS</text:span></text:p>
          <text:p text:style-name="P8"><text:span text:style-name="T1">ALOW</text:span></text:p>
          <text:p text:style-name="P8"><text:span text:style-name="T1">STPT</text:span></text:p>
          <text:p text:style-name="P8"><text:span text:style-name="T1">CRUS</text:span></text:p>
          <text:p text:style-name="P8"><text:span text:style-name="T1">TIME</text:span></text:p>
          <text:p text:style-name="P8"><text:span text:style-name="T1">MARK</text:span></text:p>
          <text:p text:style-name="P8"><text:span text:style-name="T1">FIX</text:span></text:p>
          <text:p text:style-name="P8"><text:span text:style-name="T1">A-CAL</text:span></text:p>
          <text:p text:style-name="P8"><text:span text:style-name="T1">M-SEL</text:span></text:p>
          <text:p text:style-name="P8"><text:span text:style-name="T1">RCL</text:span></text:p>
          <text:p text:style-name="P8"><text:span text:style-name="T1">LDG</text:span></text:p>
          <text:p text:style-name="P8"><text:span text:style-name="T1">LDG</text:span></text:p>
          <text:p text:style-name="P8"><text:span text:style-name="T1">TAXI</text:span></text:p>
          <text:p text:style-name="P8"><text:span text:style-name="T1">TAXI</text:span></text:p>
          <text:p text:style-name="P8"><text:span text:style-name="T1">ARM</text:span></text:p>
          <text:p text:style-name="P8"><text:span text:style-name="T1">ARM</text:span></text:p>
          <text:p text:style-name="P8"><text:span text:style-name="T1">SAFE</text:span></text:p>
          <text:p text:style-name="P8"><text:span text:style-name="T1">SAFE</text:span></text:p>
          <text:p text:style-name="P8"><text:span text:style-name="T1">BRAKE</text:span></text:p>
          <text:p text:style-name="P8"><text:span text:style-name="T1">BRAKE</text:span></text:p>
          <text:p text:style-name="P8"><text:span text:style-name="T1">1 1 2 2</text:span></text:p>
          <text:p text:style-name="P8"><text:span text:style-name="T1">3 3 4 4</text:span></text:p>
          <text:p text:style-name="P8"><text:span text:style-name="T1">5 5 6 6</text:span></text:p>
          <text:p text:style-name="P8"><text:span text:style-name="T1">7 7 8 8</text:span></text:p>
          <text:p text:style-name="P8"><text:span text:style-name="T1">9 9 0 0</text:span></text:p>
          <text:p text:style-name="P8"><text:span text:style-name="T1">1 1 2 2</text:span></text:p>
          <text:p text:style-name="P8"><text:span text:style-name="T1">LEFT</text:span></text:p>
          <text:p text:style-name="P8"><text:span text:style-name="T1">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cm" svg:height="1.4cm" svg:x="6.9cm" svg:y="11.7cm">
          <text:p text:style-name="P4"><text:span text:style-name="T5">YEET</text:span><text:span text:style-name="T5"><text:line-break/></text:span><text:span text:style-name="T5">SEA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8.5cm" svg:y="3.7cm">
          <text:p text:style-name="P4"><text:span text:style-name="T3">TOO</text:span></text:p>
          <text:p text:style-name="P4"><text:span text:style-name="T3">TM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cm" svg:height="0.7cm" draw:transform="rotate (1.5707963267949) translate (7.6cm 5.1cm)">
          <text:p text:style-name="P4"><text:span text:style-name="T6">E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4cm" svg:height="1.1cm" svg:x="5.3cm" svg:y="13.2cm">
          <text:p text:style-name="P8"><text:span text:style-name="T1">PORT</text:span></text:p>
          <text:p text:style-name="P8"><text:span text:style-name="T1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4cm" svg:height="1.1cm" svg:x="6.9cm" svg:y="13.2cm">
          <text:p text:style-name="P8"><text:span text:style-name="T1">STBD</text:span></text:p>
          <text:p text:style-name="P8"><text:span text:style-name="T1">STB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4cm" svg:height="1.1cm" svg:x="8.5cm" svg:y="13.2cm">
          <text:p text:style-name="P8"><text:span text:style-name="T1">RIGHT</text:span></text:p>
          <text:p text:style-name="P8"><text:span text:style-name="T1">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cm" svg:height="1.4cm" svg:x="5.3cm" svg:y="0.5cm">
          <text:p text:style-name="P4"><text:span text:style-name="T3">N</text:span></text:p>
          <text:p text:style-name="P4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6cm" svg:y="2.1cm">
          <text:p text:style-name="P4"><text:span text:style-name="T3">5</text:span></text:p>
          <text:p text:style-name="P4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6.9cm" svg:y="0.5cm">
          <text:p text:style-name="P4"><text:span text:style-name="T3">E</text:span></text:p>
          <text:p text:style-name="P4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5.3cm" svg:y="2.1cm">
          <text:p text:style-name="P4"><text:span text:style-name="T3">1</text:span></text:p>
          <text:p text:style-name="P4"><text:span text:style-name="T3">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5" draw:layer="layout" svg:width="0.7cm" svg:height="1.4cm" svg:x="7.6cm" svg:y="0.5cm">
          <text:p text:style-name="P4"><text:span text:style-name="T3">W</text:span></text:p>
          <text:p text:style-name="P4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6cm" svg:y="0.5cm">
          <text:p text:style-name="P4"><text:span text:style-name="T3">S</text:span></text:p>
          <text:p text:style-name="P4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7.6cm" svg:y="2.1cm">
          <text:p text:style-name="P4"><text:span text:style-name="T3">–</text:span></text:p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6.9cm" svg:y="2.1cm">
          <text:p text:style-name="P4"><text:span text:style-name="T3">7</text:span></text:p>
          <text:p text:style-name="P4"><text:span text:style-name="T3">9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4cm" svg:height="1.4cm" svg:x="8.5cm" svg:y="11.7cm">
          <draw:image xlink:href="Pictures/100362E2000046A9000046A99C5ABA6869506487.svg" xlink:type="simple" xlink:show="embed" xlink:actuate="onLoad" draw:mime-type="image/svg+xml">
            <text:p/>
          </draw:image>
          <draw:image xlink:href="Pictures/10000201000002C3000002C37C00A5B7DB29DB70.png" xlink:type="simple" xlink:show="embed" xlink:actuate="onLoad" draw:mime-type="image/png"/>
        </draw:frame>
        <draw:custom-shape draw:style-name="gr10" draw:text-style-name="P9" draw:layer="layout" svg:width="1.4cm" svg:height="3cm" svg:x="8.5cm" svg:y="8.5cm">
          <text:p text:style-name="P8"><text:span text:style-name="T1">RADAR</text:span></text:p>
          <text:p text:style-name="P8"><text:span text:style-name="T1">RADAR</text:span></text:p>
          <text:p text:style-name="P8"><text:span text:style-name="T1">OPR</text:span></text:p>
          <text:p text:style-name="P8"><text:span text:style-name="T1">OPR</text:span></text:p>
          <text:p text:style-name="P8"><text:span text:style-name="T1">STBY</text:span></text:p>
          <text:p text:style-name="P8"><text:span text:style-name="T1">STBY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cm" svg:height="3cm" svg:x="5.3cm" svg:y="8.5cm">
          <text:p text:style-name="P8"><text:span text:style-name="T1">FLIR</text:span></text:p>
          <text:p text:style-name="P8"><text:span text:style-name="T1">FLIR</text:span></text:p>
          <text:p text:style-name="P8"><text:span text:style-name="T1">ARM</text:span></text:p>
          <text:p text:style-name="P8"><text:span text:style-name="T1">ARM</text:span></text:p>
          <text:p text:style-name="P8"><text:span text:style-name="T1">SAFE</text:span></text:p>
          <text:p text:style-name="P8"><text:span text:style-name="T1">SAF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cm" svg:height="3cm" svg:x="6.9cm" svg:y="8.5cm">
          <text:p text:style-name="P8"><text:span text:style-name="T1">LTD/R</text:span></text:p>
          <text:p text:style-name="P8"><text:span text:style-name="T1">LTD/R</text:span></text:p>
          <text:p text:style-name="P8"><text:span text:style-name="T1">HALF</text:span></text:p>
          <text:p text:style-name="P8"><text:span text:style-name="T1">HALF</text:span></text:p>
          <text:p text:style-name="P8"><text:span text:style-name="T1">FULL</text:span></text:p>
          <text:p text:style-name="P8"><text:span text:style-name="T1">FULL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4cm" svg:height="1.1cm" svg:x="5.3cm" svg:y="11.7cm">
          <text:p text:style-name="P8"><text:span text:style-name="T1">NWS</text:span></text:p>
          <text:p text:style-name="P8"><text:span text:style-name="T1">N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4cm" svg:height="13.8cm" svg:x="11cm" svg:y="0.5cm">
          <text:p text:style-name="P1"><text:span text:style-name="T1">GEAR</text:span></text:p>
          <text:p text:style-name="P1"><text:span text:style-name="T2">GEAR</text:span></text:p>
          <text:p text:style-name="P2"><text:span text:style-name="T1">FLAPS</text:span></text:p>
          <text:p text:style-name="P2"><text:span text:style-name="T1">FLAPS</text:span></text:p>
          <text:p text:style-name="P1"><text:span text:style-name="T1">IFF</text:span></text:p>
          <text:p text:style-name="P1"><text:span text:style-name="T1">IFF</text:span></text:p>
          <text:p text:style-name="P1"><text:span text:style-name="T1">A-A</text:span></text:p>
          <text:p text:style-name="P1"><text:span text:style-name="T1">A – A</text:span></text:p>
          <text:p text:style-name="P1"><text:span text:style-name="T1">A-G</text:span></text:p>
          <text:p text:style-name="P1"><text:span text:style-name="T2">A </text:span><text:span text:style-name="T1">– G</text:span></text:p>
          <text:p text:style-name="P1"><text:span text:style-name="T1">LASER</text:span></text:p>
          <text:p text:style-name="P1"><text:span text:style-name="T1">LASER</text:span></text:p>
          <text:p text:style-name="P1"><text:span text:style-name="T1">APU</text:span></text:p>
          <text:p text:style-name="P1"><text:span text:style-name="T1">APU</text:span><text:span text:style-name="T1"><text:line-break/></text:span><text:span text:style-name="T1">CAUT</text:span></text:p>
          <text:p text:style-name="P1"><text:span text:style-name="T1">CAUT</text:span></text:p>
          <text:p text:style-name="P1"><text:span text:style-name="T1">AUTO</text:span><text:span text:style-name="T1"><text:line-break/></text:span><text:span text:style-name="T1">PILOT</text:span></text:p>
          <text:p text:style-name="P1"><text:span text:style-name="T1">AUTO</text:span></text:p>
          <text:p text:style-name="P1"><text:span text:style-name="T1">PILOT</text:span></text:p>
          <text:p text:style-name="P1"><text:span text:style-name="T1">LIST</text:span></text:p>
          <text:p text:style-name="P1"><text:span text:style-name="T1">LIST</text:span></text:p>
          <text:p text:style-name="P1"><text:span text:style-name="T1">EMERG</text:span></text:p>
          <text:p text:style-name="P1"><text:span text:style-name="T1">JETT</text:span></text:p>
          <text:p text:style-name="P1"><text:span text:style-name="T1">EMERG</text:span></text:p>
          <text:p text:style-name="P2"><text:span text:style-name="T1">JETT</text:span></text:p>
          <text:p text:style-name="P2"><text:span text:style-name="T1">L BAR</text:span></text:p>
          <text:p text:style-name="P2"><text:span text:style-name="T1">L BA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9cm" svg:y="2.1cm">
          <text:p text:style-name="P4"><text:span text:style-name="T3">SVE</text:span></text:p>
          <text:p text:style-name="P4"><text:span text:style-name="T3">IF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9cm" svg:y="0.5cm">
          <text:p text:style-name="P4"><text:span text:style-name="T3">CLR</text:span></text:p>
          <text:p text:style-name="P4"><text:span text:style-name="T3">ENT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4cm" svg:height="13.8cm" svg:x="12.6cm" svg:y="0.5cm">
          <text:p text:style-name="P6"><text:span text:style-name="T1">ON OFF</text:span></text:p>
          <text:p text:style-name="P6"><text:span text:style-name="T1">ON OFF</text:span></text:p>
          <text:p text:style-name="P6"><text:span text:style-name="T1">ON OFF</text:span></text:p>
          <text:p text:style-name="P6"><text:span text:style-name="T1">ON/OFF</text:span></text:p>
          <text:p text:style-name="P6"><text:span text:style-name="T1">ON/OFF</text:span></text:p>
          <text:p text:style-name="P6"><text:span text:style-name="T1">ON/OFF</text:span></text:p>
          <text:p text:style-name="P2"><text:span text:style-name="T1">UP UP</text:span></text:p>
          <text:p text:style-name="P2"><text:span text:style-name="T1">UP UP</text:span></text:p>
          <text:p text:style-name="P2"><text:span text:style-name="T1">DOWN</text:span></text:p>
          <text:p text:style-name="P2"><text:span text:style-name="T1">DOWN</text:span></text:p>
          <text:p text:style-name="P2"><text:span text:style-name="T1">DOWN</text:span></text:p>
          <text:p text:style-name="P2"><text:span text:style-name="T1">DOWN</text:span></text:p>
          <text:p text:style-name="P2"><text:span text:style-name="T1">COMM</text:span></text:p>
          <text:p text:style-name="P2"><text:span text:style-name="T1">1</text:span></text:p>
          <text:p text:style-name="P2"><text:span text:style-name="T1">COMM</text:span></text:p>
          <text:p text:style-name="P2"><text:span text:style-name="T1">1</text:span></text:p>
          <text:p text:style-name="P2"><text:span text:style-name="T1">COMM</text:span></text:p>
          <text:p text:style-name="P2"><text:span text:style-name="T1">2</text:span></text:p>
          <text:p text:style-name="P2"><text:span text:style-name="T1">COMM</text:span></text:p>
          <text:p text:style-name="P2"><text:span text:style-name="T1">2</text:span></text:p>
          <text:p text:style-name="P2"><text:span text:style-name="T1">CTR</text:span></text:p>
          <text:p text:style-name="P2"><text:span text:style-name="T1">CTR</text:span></text:p>
          <text:p text:style-name="P2"><text:span text:style-name="T1">LI RI</text:span></text:p>
          <text:p text:style-name="P2"><text:span text:style-name="T1">LI RI</text:span></text:p>
          <text:p text:style-name="P2"><text:span text:style-name="T1">LO RO</text:span></text:p>
          <text:p text:style-name="P2"><text:span text:style-name="T1">LO RO</text:span></text:p>
          <text:p text:style-name="P2"><text:span text:style-name="T1">LIGHT</text:span></text:p>
          <text:p text:style-name="P2"><text:span text:style-name="T1">L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17.4cm" svg:y="3.7cm">
          <text:p text:style-name="P4"><text:span text:style-name="T4">.</text:span></text:p>
          <text:p text:style-name="P4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9cm" svg:y="5.3cm">
          <text:p text:style-name="P4"><text:span text:style-name="T3">A/P</text:span></text:p>
          <text:p text:style-name="P4"><text:span text:style-name="T3">IF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5.8cm" svg:y="5.3cm">
          <text:p text:style-name="P4"><text:span text:style-name="T3">WPN</text:span></text:p>
          <text:p text:style-name="P4"><text:span text:style-name="T3">WO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5.8cm" svg:y="3.7cm">
          <text:p text:style-name="P4"><text:span text:style-name="T3">TCN</text:span></text:p>
          <text:p text:style-name="P4"><text:span text:style-name="T3">AW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7.4cm" svg:y="5.3cm">
          <text:p text:style-name="P4"><text:span text:style-name="T3">BCN</text:span></text:p>
          <text:p text:style-name="P4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5.8cm" svg:y="6.9cm">
          <text:p text:style-name="P4"><text:span text:style-name="T3">ON</text:span></text:p>
          <text:p text:style-name="P4"><text:span text:style-name="T3">OF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7.4cm" svg:y="6.9cm">
          <text:p text:style-name="P4"><text:span text:style-name="T3">ILS</text:span></text:p>
          <text:p text:style-name="P4"><text:span text:style-name="T3">D/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9cm" svg:y="6.9cm">
          <text:p text:style-name="P4"><text:span text:style-name="T3">EM</text:span></text:p>
          <text:p text:style-name="P4"><text:span text:style-name="T3">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.4cm" svg:height="13.8cm" svg:x="14.2cm" svg:y="0.5cm">
          <text:p text:style-name="P8"><text:span text:style-name="T1">T-ILS</text:span></text:p>
          <text:p text:style-name="P8"><text:span text:style-name="T1">ALOW</text:span></text:p>
          <text:p text:style-name="P8"><text:span text:style-name="T1">STPT</text:span></text:p>
          <text:p text:style-name="P8"><text:span text:style-name="T1">CRUS</text:span></text:p>
          <text:p text:style-name="P8"><text:span text:style-name="T1">TIME</text:span></text:p>
          <text:p text:style-name="P8"><text:span text:style-name="T1">MARK</text:span></text:p>
          <text:p text:style-name="P8"><text:span text:style-name="T1">FIX</text:span></text:p>
          <text:p text:style-name="P8"><text:span text:style-name="T1">A-CAL</text:span></text:p>
          <text:p text:style-name="P8"><text:span text:style-name="T1">M-SEL</text:span></text:p>
          <text:p text:style-name="P8"><text:span text:style-name="T1">RCL</text:span></text:p>
          <text:p text:style-name="P8"><text:span text:style-name="T1">LDG</text:span></text:p>
          <text:p text:style-name="P8"><text:span text:style-name="T1">LDG</text:span></text:p>
          <text:p text:style-name="P8"><text:span text:style-name="T1">TAXI</text:span></text:p>
          <text:p text:style-name="P8"><text:span text:style-name="T1">TAXI</text:span></text:p>
          <text:p text:style-name="P8"><text:span text:style-name="T1">ARM</text:span></text:p>
          <text:p text:style-name="P8"><text:span text:style-name="T1">ARM</text:span></text:p>
          <text:p text:style-name="P8"><text:span text:style-name="T1">SAFE</text:span></text:p>
          <text:p text:style-name="P8"><text:span text:style-name="T1">SAFE</text:span></text:p>
          <text:p text:style-name="P8"><text:span text:style-name="T1">BRAKE</text:span></text:p>
          <text:p text:style-name="P8"><text:span text:style-name="T1">BRAKE</text:span></text:p>
          <text:p text:style-name="P8"><text:span text:style-name="T1">1 1 2 2</text:span></text:p>
          <text:p text:style-name="P8"><text:span text:style-name="T1">3 3 4 4</text:span></text:p>
          <text:p text:style-name="P8"><text:span text:style-name="T1">5 5 6 6</text:span></text:p>
          <text:p text:style-name="P8"><text:span text:style-name="T1">7 7 8 8</text:span></text:p>
          <text:p text:style-name="P8"><text:span text:style-name="T1">9 9 0 0</text:span></text:p>
          <text:p text:style-name="P8"><text:span text:style-name="T1">1 1 2 2</text:span></text:p>
          <text:p text:style-name="P8"><text:span text:style-name="T1">LEFT</text:span></text:p>
          <text:p text:style-name="P8"><text:span text:style-name="T1">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4cm" svg:height="1.4cm" svg:x="17.4cm" svg:y="11.7cm">
          <text:p text:style-name="P4"><text:span text:style-name="T5">YEET</text:span><text:span text:style-name="T5"><text:line-break/></text:span><text:span text:style-name="T5">SEA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4cm" svg:height="1.4cm" svg:x="19cm" svg:y="3.7cm">
          <text:p text:style-name="P4"><text:span text:style-name="T3">TOO</text:span></text:p>
          <text:p text:style-name="P4"><text:span text:style-name="T3">TM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cm" svg:height="0.7cm" draw:transform="rotate (1.5707963267949) translate (18.1cm 5.1cm)">
          <text:p text:style-name="P4"><text:span text:style-name="T6">E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4cm" svg:height="1.1cm" svg:x="15.8cm" svg:y="13.2cm">
          <text:p text:style-name="P8"><text:span text:style-name="T1">PORT</text:span></text:p>
          <text:p text:style-name="P8"><text:span text:style-name="T1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4cm" svg:height="1.1cm" svg:x="17.4cm" svg:y="13.2cm">
          <text:p text:style-name="P8"><text:span text:style-name="T1">STBD</text:span></text:p>
          <text:p text:style-name="P8"><text:span text:style-name="T1">STB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.4cm" svg:height="1.1cm" svg:x="19cm" svg:y="13.2cm">
          <text:p text:style-name="P8"><text:span text:style-name="T1">RIGHT</text:span></text:p>
          <text:p text:style-name="P8"><text:span text:style-name="T1">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cm" svg:height="1.4cm" svg:x="15.8cm" svg:y="0.5cm">
          <text:p text:style-name="P4"><text:span text:style-name="T3">N</text:span></text:p>
          <text:p text:style-name="P4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16.5cm" svg:y="2.1cm">
          <text:p text:style-name="P4"><text:span text:style-name="T3">5</text:span></text:p>
          <text:p text:style-name="P4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17.4cm" svg:y="0.5cm">
          <text:p text:style-name="P4"><text:span text:style-name="T3">E</text:span></text:p>
          <text:p text:style-name="P4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15.8cm" svg:y="2.1cm">
          <text:p text:style-name="P4"><text:span text:style-name="T3">1</text:span></text:p>
          <text:p text:style-name="P4"><text:span text:style-name="T3">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5" draw:layer="layout" svg:width="0.7cm" svg:height="1.4cm" svg:x="18.1cm" svg:y="0.5cm">
          <text:p text:style-name="P4"><text:span text:style-name="T3">W</text:span></text:p>
          <text:p text:style-name="P4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16.5cm" svg:y="0.5cm">
          <text:p text:style-name="P4"><text:span text:style-name="T3">S</text:span></text:p>
          <text:p text:style-name="P4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18.1cm" svg:y="2.1cm">
          <text:p text:style-name="P4"><text:span text:style-name="T3">–</text:span></text:p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1.4cm" svg:x="17.4cm" svg:y="2.1cm">
          <text:p text:style-name="P4"><text:span text:style-name="T3">7</text:span></text:p>
          <text:p text:style-name="P4"><text:span text:style-name="T3">9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4cm" svg:height="1.4cm" svg:x="19cm" svg:y="11.7cm">
          <draw:image xlink:href="Pictures/100362E2000046A9000046A99C5ABA6869506487.svg" xlink:type="simple" xlink:show="embed" xlink:actuate="onLoad" draw:mime-type="image/svg+xml">
            <text:p/>
          </draw:image>
          <draw:image xlink:href="Pictures/10000201000002C3000002C37C00A5B7DB29DB70.png" xlink:type="simple" xlink:show="embed" xlink:actuate="onLoad" draw:mime-type="image/png"/>
        </draw:frame>
        <draw:custom-shape draw:style-name="gr17" draw:text-style-name="P9" draw:layer="layout" svg:width="1.4cm" svg:height="3cm" svg:x="19cm" svg:y="8.5cm">
          <text:p text:style-name="P8"><text:span text:style-name="T1">RADAR</text:span></text:p>
          <text:p text:style-name="P8"><text:span text:style-name="T1">RADAR</text:span></text:p>
          <text:p text:style-name="P8"><text:span text:style-name="T1">OPR</text:span></text:p>
          <text:p text:style-name="P8"><text:span text:style-name="T1">OPR</text:span></text:p>
          <text:p text:style-name="P8"><text:span text:style-name="T1">STBY</text:span></text:p>
          <text:p text:style-name="P8"><text:span text:style-name="T1">STBY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cm" svg:height="3cm" svg:x="15.8cm" svg:y="8.5cm">
          <text:p text:style-name="P8"><text:span text:style-name="T1">FLIR</text:span></text:p>
          <text:p text:style-name="P8"><text:span text:style-name="T1">FLIR</text:span></text:p>
          <text:p text:style-name="P8"><text:span text:style-name="T1">ARM</text:span></text:p>
          <text:p text:style-name="P8"><text:span text:style-name="T1">ARM</text:span></text:p>
          <text:p text:style-name="P8"><text:span text:style-name="T1">SAFE</text:span></text:p>
          <text:p text:style-name="P8"><text:span text:style-name="T1">SAF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cm" svg:height="3cm" svg:x="17.4cm" svg:y="8.5cm">
          <text:p text:style-name="P8"><text:span text:style-name="T1">LTD/R</text:span></text:p>
          <text:p text:style-name="P8"><text:span text:style-name="T1">LTD/R</text:span></text:p>
          <text:p text:style-name="P8"><text:span text:style-name="T1">HALF</text:span></text:p>
          <text:p text:style-name="P8"><text:span text:style-name="T1">HALF</text:span></text:p>
          <text:p text:style-name="P8"><text:span text:style-name="T1">FULL</text:span></text:p>
          <text:p text:style-name="P8"><text:span text:style-name="T1">FULL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cm" svg:height="1.1cm" svg:x="15.8cm" svg:y="11.7cm">
          <text:p text:style-name="P8"><text:span text:style-name="T1">NWS</text:span></text:p>
          <text:p text:style-name="P8"><text:span text:style-name="T1">NW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9T17:42:38.995000000</meta:creation-date>
    <dc:date>2021-12-17T23:48:33.927000000</dc:date>
    <meta:editing-duration>PT7H47M14S</meta:editing-duration>
    <meta:editing-cycles>55</meta:editing-cycles>
    <meta:generator>LibreOffice/7.1.1.2$Windows_X86_64 LibreOffice_project/fe0b08f4af1bacafe4c7ecc87ce55bb426164676</meta:generator>
    <meta:print-date>2021-12-17T23:37:28.573000000</meta:print-date>
    <meta:document-statistic meta:object-count="64"/>
  </office:meta>
</office:document-meta>
</file>